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61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1.8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style:font-name="Liberation Sans" style:font-name-asian="WenQuanYi Micro Hei" style:font-name-complex="Lohit Hindi"/>
    </style:style>
    <style:style style:name="ce7" style:family="table-cell" style:parent-style-name="Default">
      <style:table-cell-properties fo:border="0.06pt solid #000000"/>
      <style:text-properties fo:color="#000000" style:font-name="Liberation Sans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8" style:family="table-cell" style:parent-style-name="Default">
      <style:table-cell-properties fo:border="none"/>
      <style:text-properties fo:color="#000000" style:font-name="Liberation Sans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3">
          <table:table-cell table:style-name="ce1" office:value-type="string" table:number-columns-spanned="9" table:number-rows-spanned="2">
            <text:p>Expression des besoins</text:p>
          </table:table-cell>
          <table:covered-table-cell table:number-columns-repeated="8"/>
          <table:table-cell table:number-columns-repeated="1015"/>
        </table:table-row>
        <table:table-row table:style-name="ro3">
          <table:covered-table-cell table:number-columns-repeated="9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Livrable</text:p>
          </table:table-cell>
          <table:table-cell table:style-name="ce2" office:value-type="string">
            <text:p>Ressources affectées</text:p>
          </table:table-cell>
          <table:table-cell table:style-name="ce7" office:value-type="string">
            <text:p>Temps prévu</text:p>
          </table:table-cell>
          <table:table-cell table:style-name="ce2" office:value-type="string">
            <text:p>Temps effectif</text:p>
          </table:table-cell>
          <table:table-cell table:style-name="ce2" office:value-type="string">
            <text:p>Séance 1</text:p>
          </table:table-cell>
          <table:table-cell table:style-name="ce2" office:value-type="string">
            <text:p>Séance 2</text:p>
          </table:table-cell>
          <table:table-cell table:style-name="ce2" office:value-type="string">
            <text:p>Séance 3</text:p>
          </table:table-cell>
          <table:table-cell table:style-name="ce2" office:value-type="string">
            <text:p>Validation RQ</text:p>
          </table:table-cell>
          <table:table-cell table:style-name="ce2" office:value-type="string">
            <text:p>Validation CP</text:p>
          </table:table-cell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8"/>
          <table:table-cell table:style-name="ce3" table:number-columns-repeated="6"/>
          <table:table-cell table:number-columns-repeated="1015"/>
        </table:table-row>
        <table:table-row table:style-name="ro3">
          <table:table-cell table:style-name="ce4" office:value-type="string" table:number-columns-spanned="9" table:number-rows-spanned="1">
            <text:p>Analyse de l'existant</text:p>
          </table:table-cell>
          <table:covered-table-cell table:number-columns-repeated="8" table:style-name="ce2"/>
          <table:table-cell table:number-columns-repeated="1015"/>
        </table:table-row>
        <table:table-row table:style-name="ro3">
          <table:table-cell office:value-type="string">
            <text:p>Description des sous-processus</text:p>
          </table:table-cell>
          <table:table-cell office:value-type="string">
            <text:p>Guillaume</text:p>
          </table:table-cell>
          <table:table-cell table:number-columns-repeated="2" office:value-type="string">
            <text:p>3h</text:p>
          </table:table-cell>
          <table:table-cell table:style-name="ce9" office:value-type="string">
            <text:p>100 %</text:p>
          </table:table-cell>
          <table:table-cell table:number-columns-repeated="1019"/>
        </table:table-row>
        <table:table-row table:style-name="ro3">
          <table:table-cell office:value-type="string">
            <text:p>Modèle organisationnel</text:p>
          </table:table-cell>
          <table:table-cell office:value-type="string">
            <text:p>Martin</text:p>
          </table:table-cell>
          <table:table-cell table:number-columns-repeated="2" office:value-type="string">
            <text:p>2h</text:p>
          </table:table-cell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Tableau croisé Services/Activités</text:p>
          </table:table-cell>
          <table:table-cell office:value-type="string">
            <text:p>Guillaume</text:p>
          </table:table-cell>
          <table:table-cell office:value-type="string">
            <text:p>2h</text:p>
          </table:table-cell>
          <table:table-cell/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Description de l’organisation du SI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 office:value-type="string">
            <text:p>3h</text:p>
          </table:table-cell>
          <table:table-cell office:value-type="string">
            <text:p>2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Identification dysfonctionnements, écarts 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 table:number-columns-repeated="1021"/>
        </table:table-row>
        <table:table-row table:style-name="ro3">
          <table:table-cell office:value-type="string">
            <text:p>Description architecture applicative</text:p>
          </table:table-cell>
          <table:table-cell office:value-type="string">
            <text:p>Thierry</text:p>
          </table:table-cell>
          <table:table-cell office:value-type="string">
            <text:p>2h</text:p>
          </table:table-cell>
          <table:table-cell/>
          <table:table-cell table:style-name="ce10" office:value-type="percentage" office:value="0.5">
            <text:p>50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Description architecture technique</text:p>
          </table:table-cell>
          <table:table-cell table:style-name="ce5" office:value-type="string">
            <text:p>Valentina</text:p>
          </table:table-cell>
          <table:table-cell table:style-name="ce5" office:value-type="string">
            <text:p>2h</text:p>
          </table:table-cell>
          <table:table-cell table:style-name="ce5" office:value-type="string">
            <text:p>pas à faire</text:p>
          </table:table-cell>
          <table:table-cell table:style-name="ce5" office:value-type="string">
            <text:p>0 %</text:p>
          </table:table-cell>
          <table:table-cell table:style-name="ce5" table:number-columns-repeated="1019"/>
        </table:table-row>
        <table:table-row table:style-name="ro3">
          <table:table-cell office:value-type="string">
            <text:p>Cartographie applicative</text:p>
          </table:table-cell>
          <table:table-cell office:value-type="string">
            <text:p>Thierry</text:p>
          </table:table-cell>
          <table:table-cell office:value-type="string">
            <text:p>2h</text:p>
          </table:table-cell>
          <table:table-cell office:value-type="string">
            <text:p>1h</text:p>
          </table:table-cell>
          <table:table-cell table:style-name="ce9" office:value-type="string">
            <text:p>100 %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Cartographie technique</text:p>
          </table:table-cell>
          <table:table-cell table:style-name="ce5" office:value-type="string">
            <text:p>Valentina</text:p>
          </table:table-cell>
          <table:table-cell table:style-name="ce5" office:value-type="string">
            <text:p>2h</text:p>
          </table:table-cell>
          <table:table-cell table:style-name="ce5" office:value-type="string">
            <text:p>pas à faire</text:p>
          </table:table-cell>
          <table:table-cell table:style-name="ce5" office:value-type="string">
            <text:p>0 %</text:p>
          </table:table-cell>
          <table:table-cell table:style-name="ce5" table:number-columns-repeated="1019"/>
        </table:table-row>
        <table:table-row table:style-name="ro3">
          <table:table-cell office:value-type="string">
            <text:p>Fiches application</text:p>
          </table:table-cell>
          <table:table-cell office:value-type="string">
            <text:p>Thierry</text:p>
          </table:table-cell>
          <table:table-cell table:number-columns-repeated="2" office:value-type="string">
            <text:p>2h</text:p>
          </table:table-cell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Synthèse points forts et faibles</text:p>
          </table:table-cell>
          <table:table-cell office:value-type="string">
            <text:p>Martin, Valentina</text:p>
          </table:table-cell>
          <table:table-cell office:value-type="string">
            <text:p>2h</text:p>
          </table:table-cell>
          <table:table-cell/>
          <table:table-cell office:value-type="string">
            <text:p>0 %</text:p>
          </table:table-cell>
          <table:table-cell table:number-columns-repeated="1019"/>
        </table:table-row>
        <table:table-row table:style-name="ro3">
          <table:table-cell office:value-type="string">
            <text:p>Description périmètre</text:p>
          </table:table-cell>
          <table:table-cell office:value-type="string">
            <text:p>Valentina</text:p>
          </table:table-cell>
          <table:table-cell table:number-columns-repeated="2" office:value-type="string">
            <text:p>1h</text:p>
          </table:table-cell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9"/>
          <table:table-cell table:number-columns-repeated="1018"/>
        </table:table-row>
        <table:table-row table:style-name="ro3">
          <table:table-cell table:style-name="ce4" office:value-type="string" table:number-columns-spanned="9" table:number-rows-spanned="1">
            <text:p>Benchmarking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>
            <text:p>Identification des entreprises à analyser</text:p>
          </table:table-cell>
          <table:table-cell office:value-type="string">
            <text:p>Marina</text:p>
          </table:table-cell>
          <table:table-cell office:value-type="string">
            <text:p>2h</text:p>
          </table:table-cell>
          <table:table-cell office:value-type="string">
            <text:p>30min</text:p>
          </table:table-cell>
          <table:table-cell table:style-name="ce9" office:value-type="string">
            <text:p>100 %</text:p>
          </table:table-cell>
          <table:table-cell table:number-columns-repeated="1019"/>
        </table:table-row>
        <table:table-row table:style-name="ro3">
          <table:table-cell office:value-type="string">
            <text:p>Etude des progiciels de gestion intégré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 office:value-type="string">
            <text:p>3h</text:p>
          </table:table-cell>
          <table:table-cell office:value-type="string">
            <text:p>3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Etude des entreprises identifiées</text:p>
          </table:table-cell>
          <table:table-cell office:value-type="string">
            <text:p>Marina</text:p>
          </table:table-cell>
          <table:table-cell table:number-columns-repeated="2" office:value-type="string">
            <text:p>2h</text:p>
          </table:table-cell>
          <table:table-cell office:value-type="string">
            <text:p>5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Comparaison SPIE/progiciel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 office:value-type="string">
            <text:p>3h</text:p>
          </table:table-cell>
          <table:table-cell office:value-type="string">
            <text:p>3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Comparaison SPIE/entreprises</text:p>
          </table:table-cell>
          <table:table-cell office:value-type="string">
            <text:p>Marina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Capitalisations des meilleures pratiques</text:p>
          </table:table-cell>
          <table:table-cell office:value-type="string">
            <text:p>Marina</text:p>
          </table:table-cell>
          <table:table-cell office:value-type="string">
            <text:p>2h</text:p>
          </table:table-cell>
          <table:table-cell office:value-type="string">
            <text:p>1h</text:p>
          </table:table-cell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Identification des points forts des progiciels</text:p>
          </table:table-cell>
          <table:table-cell office:value-type="string">
            <text:p>Ahmed</text:p>
          </table:table-cell>
          <table:table-cell table:number-columns-repeated="2" office:value-type="string">
            <text:p>2h</text:p>
          </table:table-cell>
          <table:table-cell office:value-type="string">
            <text:p>3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table:number-columns-spanned="9" table:number-rows-spanned="1">
            <text:p>Cyble Fonctionnelle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>
            <text:p>Modèle d’organisation type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Diagrammes types de cas d’utilisation 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Règles de gestion principale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Identification de nouvelles technologie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Attentes client</text:p>
          </table:table-cell>
          <table:table-cell office:value-type="string">
            <text:p>Valentina, Marina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Axes d'amélioration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Modèles objets métier</text:p>
          </table:table-cell>
          <table:table-cell office:value-type="string">
            <text:p>Thierry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Chaîne de valeurs</text:p>
          </table:table-cell>
          <table:table-cell table:number-columns-repeated="1023"/>
        </table:table-row>
        <table:table-row table:style-name="ro3">
          <table:table-cell office:value-type="string">
            <text:p>Modification processus offre et revue d'offre</text:p>
          </table:table-cell>
          <table:table-cell table:number-columns-repeated="1023"/>
        </table:table-row>
        <table:table-row table:style-name="ro3">
          <table:table-cell office:value-type="string">
            <text:p>Modification <text:s/>solde affaire : retour d'expérience</text:p>
          </table:table-cell>
          <table:table-cell office:value-type="string">
            <text:p>Guillaume</text:p>
          </table:table-cell>
          <table:table-cell office:value-type="string">
            <text:p>1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</table:table>
      <table:table table:name="Feuille2" table:style-name="ta1">
        <table:table-column table:style-name="co6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zantedeschi </meta:initial-creator>
    <meta:creation-date>2014-01-21T09:49:02</meta:creation-date>
    <dc:date>2014-01-28T10:23:24</dc:date>
    <dc:creator>vzantedeschi </dc:creator>
    <meta:editing-duration>PT2H8M27S</meta:editing-duration>
    <meta:editing-cycles>6</meta:editing-cycles>
    <meta:generator>LibreOffice/3.5$Linux_x86 LibreOffice_project/350m1$Build-2</meta:generator>
    <meta:document-statistic meta:table-count="3" meta:cell-count="156" meta:object-count="0"/>
  </office:meta>
</office:document-meta>
</file>